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.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.getVariables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set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.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.addVariable(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.getVariab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riabl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iable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iable.setFile( java . io .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